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Endpoint.createProcessor(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Endpoint.setDestination(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.getJndi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Jms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.getJmsProvider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JndiReplyToName( String jndiReplyTo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JndiProviderURL( String jndiProvider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Resourc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Activation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isRollback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ConnectionFactory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Marshaler( Jms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JndiDestinationName( String jndi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JmsEndpoint( boolean dynam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.setBootstrapContext( BootstrapContext bootstra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JmsProviderDestinationName( String jmsProvider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DestinationStyle( String destination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isUseMsgIdIn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.getProcess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isNeedJava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ProcessorName( String process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createExternal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Endpoi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Endpoint.getInitial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createConsumer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Bootstra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JmsProviderReplyT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loadResourc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Endpoint.getDestin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UseMsgIdInResponse( boolean useMsgIdIn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RoleAsString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JndiConnectionFactoryName( String jndiConnectionFa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Stor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JmsProviderReplyToName( String jmsProviderReplyTo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RollbackOnError( boolean rollback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JndiReplyT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load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Endpoint.overrideDefinition( Definition def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msEndpoint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Endpoint.setActivationSpec(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JndiProvid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StoreFactory( StoreFactory stor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InitialContextFactory( String initialContex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JndiConnectionFac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NeedJavaIdentifiers( boolean needJava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setResourceAdapter( ResourceAdapter resource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createProvider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Endpoint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